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9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Line</text:p>
          </table:table-cell>
          <table:table-cell table:style-name="ce1" office:value-type="string">
            <text:p>SPEC 1.1 FPGA</text:p>
          </table:table-cell>
          <table:table-cell table:style-name="ce1" office:value-type="string">
            <text:p>FMC Connector</text:p>
          </table:table-cell>
          <table:table-cell table:style-name="ce1" office:value-type="string">
            <text:p>Fine delay v2</text:p>
          </table:table-cell>
          <table:table-cell table:style-name="ce1" office:value-type="string">
            <text:p>I/O Standar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LK1_M2C_N</text:p>
          </table:table-cell>
          <table:table-cell office:value-type="string">
            <text:p>L22</text:p>
          </table:table-cell>
          <table:table-cell office:value-type="string">
            <text:p>g3</text:p>
          </table:table-cell>
          <table:table-cell office:value-type="string">
            <text:p>fd_clk_ref_n_i</text:p>
          </table:table-cell>
          <table:table-cell office:value-type="string">
            <text:p>LVDS_25</text:p>
          </table:table-cell>
          <table:table-cell table:number-columns-repeated="1019"/>
        </table:table-row>
        <table:table-row table:style-name="ro2">
          <table:table-cell office:value-type="string">
            <text:p>CLK1_M2C_P</text:p>
          </table:table-cell>
          <table:table-cell office:value-type="string">
            <text:p>L20</text:p>
          </table:table-cell>
          <table:table-cell office:value-type="string">
            <text:p>g2</text:p>
          </table:table-cell>
          <table:table-cell office:value-type="string">
            <text:p>fd_clk_ref_p_i</text:p>
          </table:table-cell>
          <table:table-cell office:value-type="string">
            <text:p>LVDS_25</text:p>
          </table:table-cell>
          <table:table-cell table:number-columns-repeated="1019"/>
        </table:table-row>
        <table:table-row table:style-name="ro2">
          <table:table-cell office:value-type="string">
            <text:p>LA24_P</text:p>
          </table:table-cell>
          <table:table-cell office:value-type="string">
            <text:p>W14</text:p>
          </table:table-cell>
          <table:table-cell office:value-type="string">
            <text:p>h28</text:p>
          </table:table-cell>
          <table:table-cell office:value-type="string">
            <text:p>fd_delay_len_o[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4_N</text:p>
          </table:table-cell>
          <table:table-cell office:value-type="string">
            <text:p>Y14</text:p>
          </table:table-cell>
          <table:table-cell office:value-type="string">
            <text:p>h29</text:p>
          </table:table-cell>
          <table:table-cell office:value-type="string">
            <text:p>fd_delay_len_o[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9_N</text:p>
          </table:table-cell>
          <table:table-cell office:value-type="string">
            <text:p>Y18</text:p>
          </table:table-cell>
          <table:table-cell office:value-type="string">
            <text:p>g31</text:p>
          </table:table-cell>
          <table:table-cell office:value-type="string">
            <text:p>fd_delay_len_o[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9_P</text:p>
          </table:table-cell>
          <table:table-cell office:value-type="string">
            <text:p>W17</text:p>
          </table:table-cell>
          <table:table-cell office:value-type="string">
            <text:p>g30</text:p>
          </table:table-cell>
          <table:table-cell office:value-type="string">
            <text:p>fd_delay_len_o[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1_N</text:p>
          </table:table-cell>
          <table:table-cell office:value-type="string">
            <text:p>W13</text:p>
          </table:table-cell>
          <table:table-cell office:value-type="string">
            <text:p>h26</text:p>
          </table:table-cell>
          <table:table-cell office:value-type="string">
            <text:p>fd_delay_pulse_o[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1_P</text:p>
          </table:table-cell>
          <table:table-cell office:value-type="string">
            <text:p>V13</text:p>
          </table:table-cell>
          <table:table-cell office:value-type="string">
            <text:p>h25</text:p>
          </table:table-cell>
          <table:table-cell office:value-type="string">
            <text:p>fd_delay_pulse_o[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5_N</text:p>
          </table:table-cell>
          <table:table-cell office:value-type="string">
            <text:p>U15</text:p>
          </table:table-cell>
          <table:table-cell office:value-type="string">
            <text:p>g28</text:p>
          </table:table-cell>
          <table:table-cell office:value-type="string">
            <text:p>fd_delay_pulse_o[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5_P</text:p>
          </table:table-cell>
          <table:table-cell office:value-type="string">
            <text:p>T15</text:p>
          </table:table-cell>
          <table:table-cell office:value-type="string">
            <text:p>g27</text:p>
          </table:table-cell>
          <table:table-cell office:value-type="string">
            <text:p>fd_delay_pulse_o[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2_N</text:p>
          </table:table-cell>
          <table:table-cell office:value-type="string">
            <text:p>A20</text:p>
          </table:table-cell>
          <table:table-cell office:value-type="string">
            <text:p>h38</text:p>
          </table:table-cell>
          <table:table-cell office:value-type="string">
            <text:p>fd_delay_val_o[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2_P</text:p>
          </table:table-cell>
          <table:table-cell office:value-type="string">
            <text:p>B20</text:p>
          </table:table-cell>
          <table:table-cell office:value-type="string">
            <text:p>h37</text:p>
          </table:table-cell>
          <table:table-cell office:value-type="string">
            <text:p>fd_delay_val_o[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3_N</text:p>
          </table:table-cell>
          <table:table-cell office:value-type="string">
            <text:p>A19</text:p>
          </table:table-cell>
          <table:table-cell office:value-type="string">
            <text:p>g37</text:p>
          </table:table-cell>
          <table:table-cell office:value-type="string">
            <text:p>fd_delay_val_o[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3_P</text:p>
          </table:table-cell>
          <table:table-cell office:value-type="string">
            <text:p>C19</text:p>
          </table:table-cell>
          <table:table-cell office:value-type="string">
            <text:p>g36</text:p>
          </table:table-cell>
          <table:table-cell office:value-type="string">
            <text:p>fd_delay_val_o[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0_N</text:p>
          </table:table-cell>
          <table:table-cell office:value-type="string">
            <text:p>W18</text:p>
          </table:table-cell>
          <table:table-cell office:value-type="string">
            <text:p>h35</text:p>
          </table:table-cell>
          <table:table-cell office:value-type="string">
            <text:p>fd_delay_val_o[4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0_P</text:p>
          </table:table-cell>
          <table:table-cell office:value-type="string">
            <text:p>V17</text:p>
          </table:table-cell>
          <table:table-cell office:value-type="string">
            <text:p>h34</text:p>
          </table:table-cell>
          <table:table-cell office:value-type="string">
            <text:p>fd_delay_val_o[5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1_N</text:p>
          </table:table-cell>
          <table:table-cell office:value-type="string">
            <text:p>C18</text:p>
          </table:table-cell>
          <table:table-cell office:value-type="string">
            <text:p>g34</text:p>
          </table:table-cell>
          <table:table-cell office:value-type="string">
            <text:p>fd_delay_val_o[6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31_P</text:p>
          </table:table-cell>
          <table:table-cell office:value-type="string">
            <text:p>D17</text:p>
          </table:table-cell>
          <table:table-cell office:value-type="string">
            <text:p>g33</text:p>
          </table:table-cell>
          <table:table-cell office:value-type="string">
            <text:p>fd_delay_val_o[7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8_N</text:p>
          </table:table-cell>
          <table:table-cell office:value-type="string">
            <text:p>W15</text:p>
          </table:table-cell>
          <table:table-cell office:value-type="string">
            <text:p>h32</text:p>
          </table:table-cell>
          <table:table-cell office:value-type="string">
            <text:p>fd_delay_val_o[8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8_P</text:p>
          </table:table-cell>
          <table:table-cell office:value-type="string">
            <text:p>Y16</text:p>
          </table:table-cell>
          <table:table-cell office:value-type="string">
            <text:p>h31</text:p>
          </table:table-cell>
          <table:table-cell office:value-type="string">
            <text:p>fd_delay_val_o[9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5_P</text:p>
          </table:table-cell>
          <table:table-cell office:value-type="string">
            <text:p>V11</text:p>
          </table:table-cell>
          <table:table-cell office:value-type="string">
            <text:p>h19</text:p>
          </table:table-cell>
          <table:table-cell office:value-type="string">
            <text:p>fd_led_trig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3_N</text:p>
          </table:table-cell>
          <table:table-cell office:value-type="string">
            <text:p>AB16</text:p>
          </table:table-cell>
          <table:table-cell office:value-type="string">
            <text:p>d24</text:p>
          </table:table-cell>
          <table:table-cell office:value-type="string">
            <text:p>fd_spi_cs_dac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0_P</text:p>
          </table:table-cell>
          <table:table-cell office:value-type="string">
            <text:p>R11</text:p>
          </table:table-cell>
          <table:table-cell office:value-type="string">
            <text:p>g21</text:p>
          </table:table-cell>
          <table:table-cell office:value-type="string">
            <text:p>fd_spi_cs_gpio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6_N</text:p>
          </table:table-cell>
          <table:table-cell office:value-type="string">
            <text:p>AB17</text:p>
          </table:table-cell>
          <table:table-cell office:value-type="string">
            <text:p>d27</text:p>
          </table:table-cell>
          <table:table-cell office:value-type="string">
            <text:p>fd_spi_cs_pll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7_N</text:p>
          </table:table-cell>
          <table:table-cell office:value-type="string">
            <text:p>AB18</text:p>
          </table:table-cell>
          <table:table-cell office:value-type="string">
            <text:p>c27</text:p>
          </table:table-cell>
          <table:table-cell office:value-type="string">
            <text:p>fd_spi_miso_i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7_P</text:p>
          </table:table-cell>
          <table:table-cell office:value-type="string">
            <text:p>AA18</text:p>
          </table:table-cell>
          <table:table-cell office:value-type="string">
            <text:p>c26</text:p>
          </table:table-cell>
          <table:table-cell office:value-type="string">
            <text:p>fd_spi_mosi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6_P</text:p>
          </table:table-cell>
          <table:table-cell office:value-type="string">
            <text:p>Y17</text:p>
          </table:table-cell>
          <table:table-cell office:value-type="string">
            <text:p>d26</text:p>
          </table:table-cell>
          <table:table-cell office:value-type="string">
            <text:p>fd_spi_sclk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8_P</text:p>
          </table:table-cell>
          <table:table-cell office:value-type="string">
            <text:p>T12</text:p>
          </table:table-cell>
          <table:table-cell office:value-type="string">
            <text:p>c22</text:p>
          </table:table-cell>
          <table:table-cell office:value-type="string">
            <text:p>fd_tdc_a_o[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8_N</text:p>
          </table:table-cell>
          <table:table-cell office:value-type="string">
            <text:p>U12</text:p>
          </table:table-cell>
          <table:table-cell office:value-type="string">
            <text:p>c23</text:p>
          </table:table-cell>
          <table:table-cell office:value-type="string">
            <text:p>fd_tdc_a_o[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9_P</text:p>
          </table:table-cell>
          <table:table-cell office:value-type="string">
            <text:p>Y15</text:p>
          </table:table-cell>
          <table:table-cell office:value-type="string">
            <text:p>h22</text:p>
          </table:table-cell>
          <table:table-cell office:value-type="string">
            <text:p>fd_tdc_a_o[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9_N</text:p>
          </table:table-cell>
          <table:table-cell office:value-type="string">
            <text:p>AB15</text:p>
          </table:table-cell>
          <table:table-cell office:value-type="string">
            <text:p>h23</text:p>
          </table:table-cell>
          <table:table-cell office:value-type="string">
            <text:p>fd_tdc_a_o[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6_P</text:p>
          </table:table-cell>
          <table:table-cell office:value-type="string">
            <text:p>W12</text:p>
          </table:table-cell>
          <table:table-cell office:value-type="string">
            <text:p>g18</text:p>
          </table:table-cell>
          <table:table-cell office:value-type="string">
            <text:p>fd_tdc_alutrigger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0_N</text:p>
          </table:table-cell>
          <table:table-cell office:value-type="string">
            <text:p>T11</text:p>
          </table:table-cell>
          <table:table-cell office:value-type="string">
            <text:p>g22</text:p>
          </table:table-cell>
          <table:table-cell office:value-type="string">
            <text:p>fd_tdc_cs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1_N</text:p>
          </table:table-cell>
          <table:table-cell office:value-type="string">
            <text:p>AB12</text:p>
          </table:table-cell>
          <table:table-cell office:value-type="string">
            <text:p>d9</text:p>
          </table:table-cell>
          <table:table-cell office:value-type="string">
            <text:p>fd_tdc_d_b[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4_N</text:p>
          </table:table-cell>
          <table:table-cell office:value-type="string">
            <text:p>U8</text:p>
          </table:table-cell>
          <table:table-cell office:value-type="string">
            <text:p>h11</text:p>
          </table:table-cell>
          <table:table-cell office:value-type="string">
            <text:p>fd_tdc_d_b[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8_P</text:p>
          </table:table-cell>
          <table:table-cell office:value-type="string">
            <text:p>R9</text:p>
          </table:table-cell>
          <table:table-cell office:value-type="string">
            <text:p>g12</text:p>
          </table:table-cell>
          <table:table-cell office:value-type="string">
            <text:p>fd_tdc_d_b[1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8_N</text:p>
          </table:table-cell>
          <table:table-cell office:value-type="string">
            <text:p>R8</text:p>
          </table:table-cell>
          <table:table-cell office:value-type="string">
            <text:p>g13</text:p>
          </table:table-cell>
          <table:table-cell office:value-type="string">
            <text:p>fd_tdc_d_b[1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5_P</text:p>
          </table:table-cell>
          <table:table-cell office:value-type="string">
            <text:p>AA6</text:p>
          </table:table-cell>
          <table:table-cell office:value-type="string">
            <text:p>d11</text:p>
          </table:table-cell>
          <table:table-cell office:value-type="string">
            <text:p>fd_tdc_d_b[1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5_N</text:p>
          </table:table-cell>
          <table:table-cell office:value-type="string">
            <text:p>AB6</text:p>
          </table:table-cell>
          <table:table-cell office:value-type="string">
            <text:p>d12</text:p>
          </table:table-cell>
          <table:table-cell office:value-type="string">
            <text:p>fd_tdc_d_b[1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7_P</text:p>
          </table:table-cell>
          <table:table-cell office:value-type="string">
            <text:p>U9</text:p>
          </table:table-cell>
          <table:table-cell office:value-type="string">
            <text:p>h13</text:p>
          </table:table-cell>
          <table:table-cell office:value-type="string">
            <text:p>fd_tdc_d_b[14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7_N</text:p>
          </table:table-cell>
          <table:table-cell office:value-type="string">
            <text:p>V9</text:p>
          </table:table-cell>
          <table:table-cell office:value-type="string">
            <text:p>h14</text:p>
          </table:table-cell>
          <table:table-cell office:value-type="string">
            <text:p>fd_tdc_d_b[15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9_P</text:p>
          </table:table-cell>
          <table:table-cell office:value-type="string">
            <text:p>Y7</text:p>
          </table:table-cell>
          <table:table-cell office:value-type="string">
            <text:p>d14</text:p>
          </table:table-cell>
          <table:table-cell office:value-type="string">
            <text:p>fd_tdc_d_b[16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9_N</text:p>
          </table:table-cell>
          <table:table-cell office:value-type="string">
            <text:p>AB7</text:p>
          </table:table-cell>
          <table:table-cell office:value-type="string">
            <text:p>d15</text:p>
          </table:table-cell>
          <table:table-cell office:value-type="string">
            <text:p>fd_tdc_d_b[17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0_P</text:p>
          </table:table-cell>
          <table:table-cell office:value-type="string">
            <text:p>AA8</text:p>
          </table:table-cell>
          <table:table-cell office:value-type="string">
            <text:p>c14</text:p>
          </table:table-cell>
          <table:table-cell office:value-type="string">
            <text:p>fd_tdc_d_b[18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0_N</text:p>
          </table:table-cell>
          <table:table-cell office:value-type="string">
            <text:p>AB8</text:p>
          </table:table-cell>
          <table:table-cell office:value-type="string">
            <text:p>c15</text:p>
          </table:table-cell>
          <table:table-cell office:value-type="string">
            <text:p>fd_tdc_d_b[19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1_P</text:p>
          </table:table-cell>
          <table:table-cell office:value-type="string">
            <text:p>AA12</text:p>
          </table:table-cell>
          <table:table-cell office:value-type="string">
            <text:p>d8</text:p>
          </table:table-cell>
          <table:table-cell office:value-type="string">
            <text:p>fd_tdc_d_b[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2_P</text:p>
          </table:table-cell>
          <table:table-cell office:value-type="string">
            <text:p>T10</text:p>
          </table:table-cell>
          <table:table-cell office:value-type="string">
            <text:p>g15</text:p>
          </table:table-cell>
          <table:table-cell office:value-type="string">
            <text:p>fd_tdc_d_b[20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2_N</text:p>
          </table:table-cell>
          <table:table-cell office:value-type="string">
            <text:p>U10</text:p>
          </table:table-cell>
          <table:table-cell office:value-type="string">
            <text:p>g16</text:p>
          </table:table-cell>
          <table:table-cell office:value-type="string">
            <text:p>fd_tdc_d_b[21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1_P</text:p>
          </table:table-cell>
          <table:table-cell office:value-type="string">
            <text:p>W10</text:p>
          </table:table-cell>
          <table:table-cell office:value-type="string">
            <text:p>h16</text:p>
          </table:table-cell>
          <table:table-cell office:value-type="string">
            <text:p>fd_tdc_d_b[22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1_N</text:p>
          </table:table-cell>
          <table:table-cell office:value-type="string">
            <text:p>Y10</text:p>
          </table:table-cell>
          <table:table-cell office:value-type="string">
            <text:p>h17</text:p>
          </table:table-cell>
          <table:table-cell office:value-type="string">
            <text:p>fd_tdc_d_b[2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3_P</text:p>
          </table:table-cell>
          <table:table-cell office:value-type="string">
            <text:p>Y9</text:p>
          </table:table-cell>
          <table:table-cell office:value-type="string">
            <text:p>d17</text:p>
          </table:table-cell>
          <table:table-cell office:value-type="string">
            <text:p>fd_tdc_d_b[24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3_N</text:p>
          </table:table-cell>
          <table:table-cell office:value-type="string">
            <text:p>AB9</text:p>
          </table:table-cell>
          <table:table-cell office:value-type="string">
            <text:p>d18</text:p>
          </table:table-cell>
          <table:table-cell office:value-type="string">
            <text:p>fd_tdc_d_b[25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4_P</text:p>
          </table:table-cell>
          <table:table-cell office:value-type="string">
            <text:p>AA4</text:p>
          </table:table-cell>
          <table:table-cell office:value-type="string">
            <text:p>c18</text:p>
          </table:table-cell>
          <table:table-cell office:value-type="string">
            <text:p>fd_tdc_d_b[26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4_N</text:p>
          </table:table-cell>
          <table:table-cell office:value-type="string">
            <text:p>AB4</text:p>
          </table:table-cell>
          <table:table-cell office:value-type="string">
            <text:p>c19</text:p>
          </table:table-cell>
          <table:table-cell office:value-type="string">
            <text:p>fd_tdc_d_b[27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4_P</text:p>
          </table:table-cell>
          <table:table-cell office:value-type="string">
            <text:p>T8</text:p>
          </table:table-cell>
          <table:table-cell office:value-type="string">
            <text:p>h10</text:p>
          </table:table-cell>
          <table:table-cell office:value-type="string">
            <text:p>fd_tdc_d_b[3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3_N</text:p>
          </table:table-cell>
          <table:table-cell office:value-type="string">
            <text:p>W8</text:p>
          </table:table-cell>
          <table:table-cell office:value-type="string">
            <text:p>g10</text:p>
          </table:table-cell>
          <table:table-cell office:value-type="string">
            <text:p>fd_tdc_d_b[4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3_P</text:p>
          </table:table-cell>
          <table:table-cell office:value-type="string">
            <text:p>V7</text:p>
          </table:table-cell>
          <table:table-cell office:value-type="string">
            <text:p>g9</text:p>
          </table:table-cell>
          <table:table-cell office:value-type="string">
            <text:p>fd_tdc_d_b[5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2_N</text:p>
          </table:table-cell>
          <table:table-cell office:value-type="string">
            <text:p>Y6</text:p>
          </table:table-cell>
          <table:table-cell office:value-type="string">
            <text:p>h8</text:p>
          </table:table-cell>
          <table:table-cell office:value-type="string">
            <text:p>fd_tdc_d_b[6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2_P</text:p>
          </table:table-cell>
          <table:table-cell office:value-type="string">
            <text:p>W6</text:p>
          </table:table-cell>
          <table:table-cell office:value-type="string">
            <text:p>h7</text:p>
          </table:table-cell>
          <table:table-cell office:value-type="string">
            <text:p>fd_tdc_d_b[7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6_P</text:p>
          </table:table-cell>
          <table:table-cell office:value-type="string">
            <text:p>Y5</text:p>
          </table:table-cell>
          <table:table-cell office:value-type="string">
            <text:p>c10</text:p>
          </table:table-cell>
          <table:table-cell office:value-type="string">
            <text:p>fd_tdc_d_b[8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6_N</text:p>
          </table:table-cell>
          <table:table-cell office:value-type="string">
            <text:p>AB5</text:p>
          </table:table-cell>
          <table:table-cell office:value-type="string">
            <text:p>c11</text:p>
          </table:table-cell>
          <table:table-cell office:value-type="string">
            <text:p>fd_tdc_d_b[9]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6_N</text:p>
          </table:table-cell>
          <table:table-cell office:value-type="string">
            <text:p>Y12</text:p>
          </table:table-cell>
          <table:table-cell office:value-type="string">
            <text:p>g19</text:p>
          </table:table-cell>
          <table:table-cell office:value-type="string">
            <text:p>fd_tdc_emptyf_i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3_P</text:p>
          </table:table-cell>
          <table:table-cell office:value-type="string">
            <text:p>AA16</text:p>
          </table:table-cell>
          <table:table-cell office:value-type="string">
            <text:p>d23</text:p>
          </table:table-cell>
          <table:table-cell office:value-type="string">
            <text:p>fd_tdc_oe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7_N</text:p>
          </table:table-cell>
          <table:table-cell office:value-type="string">
            <text:p>AB13</text:p>
          </table:table-cell>
          <table:table-cell office:value-type="string">
            <text:p>d21</text:p>
          </table:table-cell>
          <table:table-cell office:value-type="string">
            <text:p>fd_tdc_rd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22_P</text:p>
          </table:table-cell>
          <table:table-cell office:value-type="string">
            <text:p>R13</text:p>
          </table:table-cell>
          <table:table-cell office:value-type="string">
            <text:p>g24</text:p>
          </table:table-cell>
          <table:table-cell office:value-type="string">
            <text:p>fd_tdc_start_dis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CLK0_M2C_N</text:p>
          </table:table-cell>
          <table:table-cell office:value-type="string">
            <text:p>F16</text:p>
          </table:table-cell>
          <table:table-cell office:value-type="string">
            <text:p>h5</text:p>
          </table:table-cell>
          <table:table-cell office:value-type="string">
            <text:p>fd_tdc_start_n_i</text:p>
          </table:table-cell>
          <table:table-cell office:value-type="string">
            <text:p>LVDS_25</text:p>
          </table:table-cell>
          <table:table-cell table:number-columns-repeated="1019"/>
        </table:table-row>
        <table:table-row table:style-name="ro2">
          <table:table-cell office:value-type="string">
            <text:p>CLK0_M2C_P</text:p>
          </table:table-cell>
          <table:table-cell office:value-type="string">
            <text:p>E16</text:p>
          </table:table-cell>
          <table:table-cell office:value-type="string">
            <text:p>h4</text:p>
          </table:table-cell>
          <table:table-cell office:value-type="string">
            <text:p>fd_tdc_start_p_i</text:p>
          </table:table-cell>
          <table:table-cell office:value-type="string">
            <text:p>LVDS_25</text:p>
          </table:table-cell>
          <table:table-cell table:number-columns-repeated="1019"/>
        </table:table-row>
        <table:table-row table:style-name="ro2">
          <table:table-cell office:value-type="string">
            <text:p>LA22_N</text:p>
          </table:table-cell>
          <table:table-cell office:value-type="string">
            <text:p>T14</text:p>
          </table:table-cell>
          <table:table-cell office:value-type="string">
            <text:p>g25</text:p>
          </table:table-cell>
          <table:table-cell office:value-type="string">
            <text:p>fd_tdc_stop_dis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17_P</text:p>
          </table:table-cell>
          <table:table-cell office:value-type="string">
            <text:p>Y13</text:p>
          </table:table-cell>
          <table:table-cell office:value-type="string">
            <text:p>d20</text:p>
          </table:table-cell>
          <table:table-cell office:value-type="string">
            <text:p>fd_tdc_wr_n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0_P</text:p>
          </table:table-cell>
          <table:table-cell office:value-type="string">
            <text:p>Y11</text:p>
          </table:table-cell>
          <table:table-cell office:value-type="string">
            <text:p>g6</text:p>
          </table:table-cell>
          <table:table-cell office:value-type="string">
            <text:p>fd_trig_a_i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LA00_N</text:p>
          </table:table-cell>
          <table:table-cell office:value-type="string">
            <text:p>AB11</text:p>
          </table:table-cell>
          <table:table-cell office:value-type="string">
            <text:p>g7</text:p>
          </table:table-cell>
          <table:table-cell office:value-type="string">
            <text:p>fd_trig_cal_o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2">
          <table:table-cell office:value-type="string">
            <text:p>FMC_SCL</text:p>
          </table:table-cell>
          <table:table-cell office:value-type="string">
            <text:p>F7</text:p>
          </table:table-cell>
          <table:table-cell office:value-type="string">
            <text:p>c30</text:p>
          </table:table-cell>
          <table:table-cell office:value-type="string">
            <text:p>fmc_scl_b</text:p>
          </table:table-cell>
          <table:table-cell office:value-type="string">
            <text:p>LVCMOS33</text:p>
          </table:table-cell>
          <table:table-cell table:number-columns-repeated="1019"/>
        </table:table-row>
        <table:table-row table:style-name="ro2">
          <table:table-cell office:value-type="string">
            <text:p>FMC_SDA</text:p>
          </table:table-cell>
          <table:table-cell office:value-type="string">
            <text:p>F8</text:p>
          </table:table-cell>
          <table:table-cell office:value-type="string">
            <text:p>c31</text:p>
          </table:table-cell>
          <table:table-cell office:value-type="string">
            <text:p>fmc_sda_b</text:p>
          </table:table-cell>
          <table:table-cell office:value-type="string">
            <text:p>LVCMOS33</text:p>
          </table:table-cell>
          <table:table-cell table:number-columns-repeated="1019"/>
        </table:table-row>
        <table:table-row table:style-name="ro2">
          <table:table-cell office:value-type="string">
            <text:p>LA15_N</text:p>
          </table:table-cell>
          <table:table-cell office:value-type="string">
            <text:p>W11</text:p>
          </table:table-cell>
          <table:table-cell office:value-type="string">
            <text:p>h20</text:p>
          </table:table-cell>
          <table:table-cell office:value-type="string">
            <text:p>onewire_b</text:p>
          </table:table-cell>
          <table:table-cell office:value-type="string">
            <text:p>LVCMOS25</text:p>
          </table:table-cell>
          <table:table-cell table:number-columns-repeated="1019"/>
        </table:table-row>
        <table:table-row table:style-name="ro1">
          <table:table-cell office:value-type="string">
            <text:p>DP0_C2M_N</text:p>
          </table:table-cell>
          <table:table-cell office:value-type="string">
            <text:p>A6</text:p>
          </table:table-cell>
          <table:table-cell office:value-type="string">
            <text:p>c3</text:p>
          </table:table-cell>
          <table:table-cell table:number-columns-repeated="1021"/>
        </table:table-row>
        <table:table-row table:style-name="ro1">
          <table:table-cell office:value-type="string">
            <text:p>PRSNT_M2C_L</text:p>
          </table:table-cell>
          <table:table-cell office:value-type="string">
            <text:p>AB14</text:p>
          </table:table-cell>
          <table:table-cell office:value-type="string">
            <text:p>h2</text:p>
          </table:table-cell>
          <table:table-cell table:number-columns-repeated="1021"/>
        </table:table-row>
        <table:table-row table:style-name="ro1">
          <table:table-cell office:value-type="string">
            <text:p>GBTCLK0_M2C_P</text:p>
          </table:table-cell>
          <table:table-cell office:value-type="string">
            <text:p>A10</text:p>
          </table:table-cell>
          <table:table-cell office:value-type="string">
            <text:p>d4</text:p>
          </table:table-cell>
          <table:table-cell table:number-columns-repeated="1021"/>
        </table:table-row>
        <table:table-row table:style-name="ro1">
          <table:table-cell office:value-type="string">
            <text:p>GBTCLK0_M2C_N</text:p>
          </table:table-cell>
          <table:table-cell office:value-type="string">
            <text:p>B10</text:p>
          </table:table-cell>
          <table:table-cell office:value-type="string">
            <text:p>d5</text:p>
          </table:table-cell>
          <table:table-cell table:number-columns-repeated="1021"/>
        </table:table-row>
        <table:table-row table:style-name="ro1">
          <table:table-cell office:value-type="string">
            <text:p>DP0_C2M_P</text:p>
          </table:table-cell>
          <table:table-cell office:value-type="string">
            <text:p>B6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1">
          <table:table-cell office:value-type="string">
            <text:p>DP0_M2C_P</text:p>
          </table:table-cell>
          <table:table-cell office:value-type="string">
            <text:p>D7</text:p>
          </table:table-cell>
          <table:table-cell office:value-type="string">
            <text:p>c6</text:p>
          </table:table-cell>
          <table:table-cell table:number-columns-repeated="1021"/>
        </table:table-row>
        <table:table-row table:style-name="ro1">
          <table:table-cell office:value-type="string">
            <text:p>DP0_M2C_N</text:p>
          </table:table-cell>
          <table:table-cell office:value-type="string">
            <text:p>C7</text:p>
          </table:table-cell>
          <table:table-cell office:value-type="string">
            <text:p>c7</text:p>
          </table:table-cell>
          <table:table-cell table:number-columns-repeated="1021"/>
        </table:table-row>
        <table:table-row table:style-name="ro1">
          <table:table-cell office:value-type="string">
            <text:p>PG_C2M </text:p>
          </table:table-cell>
          <table:table-cell office:value-type="string">
            <text:p>AA14</text:p>
          </table:table-cell>
          <table:table-cell office:value-type="string">
            <text:p>d1</text:p>
          </table:table-cell>
          <table:table-cell table:number-columns-repeated="1021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Arkusz1.A1:Arkusz1.E655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08/31/2011</text:date>, <text:time>16:39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31T16:11:45.37</meta:creation-date>
    <dc:date>2011-08-31T16:39:32.99</dc:date>
    <meta:editing-duration>PT00H27M48S</meta:editing-duration>
    <meta:editing-cycles>6</meta:editing-cycles>
    <meta:generator>OpenOffice.ux.pl/3.0$Win32 OpenOffice.org_project/300m15$Build-29379</meta:generator>
    <meta:document-statistic meta:table-count="3" meta:cell-count="399" meta:object-count="0"/>
    <meta:user-defined meta:name="Informacja 1"/>
    <meta:user-defined meta:name="Informacja 2"/>
    <meta:user-defined meta:name="Informacja 3"/>
    <meta:user-defined meta:name="Informacja 4"/>
  </office:meta>
</office:document-meta>
</file>